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AssertionTests.performRequest( WebTestClient clien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AttributeAssertionTests.requestAttrib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AttributeAssertionTests.request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ntroller.s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